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able-cell" style:name="a4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19">
      <style:table-row-properties style:row-height="5.45826in"/>
    </style:style>
    <style:style style:family="table-cell" style:name="a4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01">
      <style:text-properties fo:language="fr" fo:country="FR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2">
      <style:paragraph-properties/>
    </style:style>
    <style:style style:family="table-cell" style:name="a4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40">
      <style:text-properties fo:language="fr" fo:country="FR"/>
    </style:style>
    <style:style style:family="text" style:name="a404">
      <style:text-properties fo:language="fr" fo:country="FR"/>
    </style:style>
    <style:style style:family="paragraph" style:name="a441">
      <style:paragraph-properties/>
    </style:style>
    <style:style style:family="paragraph" style:name="a405">
      <style:paragraph-properties/>
    </style:style>
    <style:style style:family="table-cell" style:name="a4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07">
      <style:text-properties fo:language="fr" fo:country="FR"/>
    </style:style>
    <style:style style:family="paragraph" style:name="a408">
      <style:paragraph-properties/>
    </style:style>
    <style:style style:family="table-cell" style:name="a4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32">
      <style:text-properties fo:language="fr" fo:country="FR"/>
    </style:style>
    <style:style style:family="paragraph" style:name="a433">
      <style:paragraph-properties/>
    </style:style>
    <style:style style:family="table-cell" style:name="a4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36">
      <style:text-properties fo:language="fr" fo:country="FR"/>
    </style:style>
    <style:style style:family="paragraph" style:name="a437">
      <style:paragraph-properties/>
    </style:style>
    <style:style style:family="table-cell" style:name="a4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20">
      <style:text-properties fo:language="fr" fo:country="FR"/>
    </style:style>
    <style:style style:family="paragraph" style:name="a421">
      <style:paragraph-properties/>
    </style:style>
    <style:style style:family="table" style:name="a390">
      <style:table-properties style:writing-mode="lr-tb"/>
    </style:style>
    <style:style style:family="table-column" style:name="a391">
      <style:table-column-properties style:column-width="1.94954in"/>
    </style:style>
    <style:style style:family="table-cell" style:name="a4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392">
      <style:table-column-properties style:column-width="1.94954in"/>
    </style:style>
    <style:style style:family="text" style:name="a424">
      <style:text-properties fo:language="fr" fo:country="FR"/>
    </style:style>
    <style:style style:family="table-column" style:name="a393">
      <style:table-column-properties style:column-width="1.94954in"/>
    </style:style>
    <style:style style:family="paragraph" style:name="a425">
      <style:paragraph-properties/>
    </style:style>
    <style:style style:family="table-column" style:name="a394">
      <style:table-column-properties style:column-width="1.94954in"/>
    </style:style>
    <style:style style:family="table-column" style:name="a395">
      <style:table-column-properties style:column-width="1.94954in"/>
    </style:style>
    <style:style style:family="table-cell" style:name="a4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396">
      <style:table-column-properties style:column-width="1.94954in"/>
    </style:style>
    <style:style style:family="text" style:name="a428">
      <style:text-properties fo:language="fr" fo:country="FR"/>
    </style:style>
    <style:style style:family="table-row" style:name="a397">
      <style:table-row-properties style:row-height="0.55422in"/>
    </style:style>
    <style:style style:family="paragraph" style:name="a429">
      <style:paragraph-properties/>
    </style:style>
    <style:style style:family="text" style:name="a398">
      <style:text-properties fo:language="fr" fo:country="FR"/>
    </style:style>
    <style:style style:family="table-cell" style:name="a4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99">
      <style:paragraph-properties/>
    </style:style>
    <style:style style:family="text" style:name="a411">
      <style:text-properties fo:language="fr" fo:country="FR"/>
    </style:style>
    <style:style style:family="paragraph" style:name="a412">
      <style:paragraph-properties/>
    </style:style>
    <style:style style:family="table-cell" style:name="a4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15">
      <style:text-properties fo:language="fr" fo:country="FR"/>
    </style:style>
    <style:style style:family="paragraph" style:name="a416">
      <style:paragraph-properties/>
    </style:style>
    <text:list-style style:name="a413"/>
    <text:list-style style:name="a409"/>
    <text:list-style style:name="a422"/>
    <text:list-style style:name="a417"/>
    <text:list-style style:name="a430"/>
    <text:list-style style:name="a426"/>
    <text:list-style style:name="a434"/>
    <text:list-style style:name="a442"/>
    <text:list-style style:name="a438"/>
  </office:automatic-styles>
  <office:body>
    <office:presentation>
      <draw:page draw:name="Slide1" draw:style-name="a389" draw:master-page-name="Master1-Layout1-title-Diapositive-de-titre" presentation:presentation-page-layout-name="Master1-PPL1" draw:id="Slide-256">
        <draw:frame draw:id="id63" draw:name="Tableau 6" svg:x="0.83333in" svg:y="0.78704in" svg:width="11.69722in" svg:height="6.01249in">
          <table:table table:style-name="a39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391" table:default-cell-style-name=""/>
            <table:table-column table:style-name="a392" table:default-cell-style-name=""/>
            <table:table-column table:style-name="a393" table:default-cell-style-name=""/>
            <table:table-column table:style-name="a394" table:default-cell-style-name=""/>
            <table:table-column table:style-name="a395" table:default-cell-style-name=""/>
            <table:table-column table:style-name="a396" table:default-cell-style-name=""/>
            <table:table-row table:style-name="a397" table:default-cell-style-name="">
              <table:table-cell table:style-name="a400">
                <text:p text:style-name="a399" text:class-names="" text:cond-style-name=""><text:span text:style-name="a398" text:class-names="">BACKLOG</text:span></text:p>
              </table:table-cell>
              <table:table-cell table:style-name="a403">
                <text:p text:style-name="a402" text:class-names="" text:cond-style-name=""><text:span text:style-name="a401" text:class-names="">TODO</text:span></text:p>
              </table:table-cell>
              <table:table-cell table:style-name="a406">
                <text:p text:style-name="a405" text:class-names="" text:cond-style-name=""><text:span text:style-name="a404" text:class-names="">IN PROGRESS</text:span></text:p>
              </table:table-cell>
              <table:table-cell table:style-name="a410">
                <text:list text:style-name="a409">
                  <text:list-item>
                    <text:p text:style-name="a408" text:class-names="" text:cond-style-name=""><text:span text:style-name="a407" text:class-names="">REVIEW</text:span></text:p>
                  </text:list-item>
                </text:list>
              </table:table-cell>
              <table:table-cell table:style-name="a414">
                <text:list text:style-name="a413">
                  <text:list-item>
                    <text:p text:style-name="a412" text:class-names="" text:cond-style-name=""><text:span text:style-name="a411" text:class-names="">TESTING</text:span></text:p>
                  </text:list-item>
                </text:list>
              </table:table-cell>
              <table:table-cell table:style-name="a418">
                <text:list text:style-name="a417">
                  <text:list-item>
                    <text:p text:style-name="a416" text:class-names="" text:cond-style-name=""><text:span text:style-name="a415" text:class-names="">DONE</text:span></text:p>
                  </text:list-item>
                </text:list>
              </table:table-cell>
            </table:table-row>
            <table:table-row table:style-name="a419" table:default-cell-style-name="">
              <table:table-cell table:style-name="a423">
                <text:list text:style-name="a422">
                  <text:list-item>
                    <text:p text:style-name="a421" text:class-names="" text:cond-style-name=""><text:span text:style-name="a420" text:class-names=""/></text:p>
                  </text:list-item>
                </text:list>
              </table:table-cell>
              <table:table-cell table:style-name="a427">
                <text:list text:style-name="a426">
                  <text:list-item>
                    <text:p text:style-name="a425" text:class-names="" text:cond-style-name=""><text:span text:style-name="a424" text:class-names=""/></text:p>
                  </text:list-item>
                </text:list>
              </table:table-cell>
              <table:table-cell table:style-name="a431">
                <text:list text:style-name="a430">
                  <text:list-item>
                    <text:p text:style-name="a429" text:class-names="" text:cond-style-name=""><text:span text:style-name="a428" text:class-names=""/></text:p>
                  </text:list-item>
                </text:list>
              </table:table-cell>
              <table:table-cell table:style-name="a435">
                <text:list text:style-name="a434">
                  <text:list-item>
                    <text:p text:style-name="a433" text:class-names="" text:cond-style-name=""><text:span text:style-name="a432" text:class-names=""/></text:p>
                  </text:list-item>
                </text:list>
              </table:table-cell>
              <table:table-cell table:style-name="a439">
                <text:list text:style-name="a438">
                  <text:list-item>
                    <text:p text:style-name="a437" text:class-names="" text:cond-style-name=""><text:span text:style-name="a436" text:class-names=""/></text:p>
                  </text:list-item>
                </text:list>
              </table:table-cell>
              <table:table-cell table:style-name="a443">
                <text:list text:style-name="a442">
                  <text:list-item>
                    <text:p text:style-name="a441" text:class-names="" text:cond-style-name=""><text:span text:style-name="a440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6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0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/>
    </style:style>
    <style:style style:family="table-cell" style:name="a38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2">
      <style:table-cell-properties fo:background-color="#cfd5ea"/>
    </style:style>
    <style:style style:family="table-cell" style:name="a383">
      <style:table-cell-properties/>
    </style:style>
    <style:style style:family="table-cell" style:name="a384">
      <style:table-cell-properties fo:background-color="#cfd5ea"/>
    </style:style>
    <style:style style:family="table-cell" style:name="a385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0" table:paragraph-style-name=""/>
      <table:even-rows table:style-name="a383" table:paragraph-style-name=""/>
      <table:odd-rows table:style-name="a384" table:paragraph-style-name=""/>
      <table:even-columns table:style-name="a381" table:paragraph-style-name=""/>
      <table:odd-columns table:style-name="a38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30.07.2012</text:date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°›</text:page-number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30.07.2012</text:date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°›</text:page-number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z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30.07.2012</text:date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°›</text:page-number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z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30.07.2012</text:date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°›</text:page-number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z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z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30.07.2012</text:date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°›</text:page-number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z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z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z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z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30.07.2012</text:date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°›</text:page-number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30.07.2012</text:date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°›</text:page-number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30.07.2012</text:date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°›</text:page-number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z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z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30.07.2012</text:date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°›</text:page-number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30.07.2012</text:date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°›</text:page-number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z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30.07.2012</text:date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°›</text:page-number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ez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30.07.2012</text:date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°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/>
    <dc:creator/>
    <meta:creation-date>2023-04-05T18:28:36Z</meta:creation-date>
    <dc:date>2023-04-05T18:31:34Z</dc:date>
    <meta:editing-cycles>20</meta:editing-cycles>
    <meta:editing-duration>PT0S</meta:editing-duration>
    <meta:document-statistic meta:paragraph-count="0" meta:word-count="0"/>
  </office:meta>
</office:document-meta>
</file>